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3" table:default-cell-style-name="Default"/>
        <table:table-row table:style-name="ro1">
          <table:table-cell table:number-columns-repeated="4"/>
          <table:table-cell office:value-type="string" calcext:value-type="string">
            <text:p>Tableau data</text:p>
          </table:table-cell>
          <table:table-cell/>
          <table:table-cell office:value-type="string" calcext:value-type="string">
            <text:p>STEP0</text:p>
          </table:table-cell>
          <table:table-cell office:value-type="string" calcext:value-type="string">
            <text:p>STEP1</text:p>
          </table:table-cell>
          <table:table-cell office:value-type="string" calcext:value-type="string">
            <text:p>STEP2</text:p>
          </table:table-cell>
          <table:table-cell office:value-type="string" calcext:value-type="string">
            <text:p>STEP3</text:p>
          </table:table-cell>
          <table:table-cell office:value-type="string" calcext:value-type="string">
            <text:p>STEP4</text:p>
          </table:table-cell>
          <table:table-cell office:value-type="string" calcext:value-type="string">
            <text:p>STEP5</text:p>
          </table:table-cell>
          <table:table-cell office:value-type="string" calcext:value-type="string">
            <text:p>STEP6</text:p>
          </table:table-cell>
          <table:table-cell office:value-type="string" calcext:value-type="string">
            <text:p>STEP7</text:p>
          </table:table-cell>
          <table:table-cell office:value-type="string" calcext:value-type="string">
            <text:p>STEP8</text:p>
          </table:table-cell>
          <table:table-cell office:value-type="string" calcext:value-type="string">
            <text:p>STEP9</text:p>
          </table:table-cell>
          <table:table-cell office:value-type="string" calcext:value-type="string">
            <text:p>STEP10</text:p>
          </table:table-cell>
          <table:table-cell office:value-type="string" calcext:value-type="string">
            <text:p>STEP1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 table:number-columns-spanned="1" table:number-rows-spanned="8">
            <text:p>D0</text:p>
          </table:table-cell>
          <table:table-cell office:value-type="string" calcext:value-type="string">
            <text:p>M7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covered-table-cell office:value-type="string" calcext:value-type="string">
            <text:p>D0</text:p>
          </table:covered-table-cell>
          <table:table-cell office:value-type="string" calcext:value-type="string">
            <text:p>M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covered-table-cell office:value-type="string" calcext:value-type="string">
            <text:p>D0</text:p>
          </table:covered-table-cell>
          <table:table-cell office:value-type="string" calcext:value-type="string">
            <text:p>M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covered-table-cell office:value-type="string" calcext:value-type="string">
            <text:p>D0</text:p>
          </table:covered-table-cell>
          <table:table-cell office:value-type="string" calcext:value-type="string">
            <text:p>M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covered-table-cell office:value-type="string" calcext:value-type="string">
            <text:p>D0</text:p>
          </table:covered-table-cell>
          <table:table-cell office:value-type="string" calcext:value-type="string">
            <text:p>M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covered-table-cell office:value-type="string" calcext:value-type="string">
            <text:p>D0</text:p>
          </table:covered-table-cell>
          <table:table-cell office:value-type="string" calcext:value-type="string">
            <text:p>M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covered-table-cell office:value-type="string" calcext:value-type="string">
            <text:p>D0</text:p>
          </table:covered-table-cell>
          <table:table-cell office:value-type="string" calcext:value-type="string">
            <text:p>M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covered-table-cell office:value-type="string" calcext:value-type="string">
            <text:p>D0</text:p>
          </table:covered-table-cell>
          <table:table-cell office:value-type="string" calcext:value-type="string">
            <text:p>M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1" office:value-type="string" calcext:value-type="string" table:number-columns-spanned="1" table:number-rows-spanned="8">
            <text:p>D1</text:p>
          </table:table-cell>
          <table:table-cell office:value-type="string" calcext:value-type="string">
            <text:p>M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covered-table-cell office:value-type="string" calcext:value-type="string">
            <text:p>D1</text:p>
          </table:covered-table-cell>
          <table:table-cell office:value-type="string" calcext:value-type="string">
            <text:p>M6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covered-table-cell office:value-type="string" calcext:value-type="string">
            <text:p>D1</text:p>
          </table:covered-table-cell>
          <table:table-cell office:value-type="string" calcext:value-type="string">
            <text:p>M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covered-table-cell office:value-type="string" calcext:value-type="string">
            <text:p>D1</text:p>
          </table:covered-table-cell>
          <table:table-cell office:value-type="string" calcext:value-type="string">
            <text:p>M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covered-table-cell office:value-type="string" calcext:value-type="string">
            <text:p>D1</text:p>
          </table:covered-table-cell>
          <table:table-cell office:value-type="string" calcext:value-type="string">
            <text:p>M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covered-table-cell office:value-type="string" calcext:value-type="string">
            <text:p>D1</text:p>
          </table:covered-table-cell>
          <table:table-cell office:value-type="string" calcext:value-type="string">
            <text:p>M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covered-table-cell office:value-type="string" calcext:value-type="string">
            <text:p>D1</text:p>
          </table:covered-table-cell>
          <table:table-cell office:value-type="string" calcext:value-type="string">
            <text:p>M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covered-table-cell office:value-type="string" calcext:value-type="string">
            <text:p>D1</text:p>
          </table:covered-table-cell>
          <table:table-cell office:value-type="string" calcext:value-type="string">
            <text:p>M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1" office:value-type="string" calcext:value-type="string" table:number-columns-spanned="1" table:number-rows-spanned="8">
            <text:p>D2</text:p>
          </table:table-cell>
          <table:table-cell office:value-type="string" calcext:value-type="string">
            <text:p>M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covered-table-cell/>
          <table:table-cell office:value-type="string" calcext:value-type="string">
            <text:p>M6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covered-table-cell/>
          <table:table-cell office:value-type="string" calcext:value-type="string">
            <text:p>M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covered-table-cell/>
          <table:table-cell office:value-type="string" calcext:value-type="string">
            <text:p>M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covered-table-cell/>
          <table:table-cell office:value-type="string" calcext:value-type="string">
            <text:p>M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covered-table-cell/>
          <table:table-cell office:value-type="string" calcext:value-type="string">
            <text:p>M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covered-table-cell/>
          <table:table-cell office:value-type="string" calcext:value-type="string">
            <text:p>M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covered-table-cell/>
          <table:table-cell office:value-type="string" calcext:value-type="string">
            <text:p>M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style-name="ce1" office:value-type="string" calcext:value-type="string" table:number-columns-spanned="1" table:number-rows-spanned="8">
            <text:p>D3</text:p>
          </table:table-cell>
          <table:table-cell office:value-type="string" calcext:value-type="string">
            <text:p>M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covered-table-cell/>
          <table:table-cell office:value-type="string" calcext:value-type="string">
            <text:p>M6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covered-table-cell/>
          <table:table-cell office:value-type="string" calcext:value-type="string">
            <text:p>M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covered-table-cell/>
          <table:table-cell office:value-type="string" calcext:value-type="string">
            <text:p>M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covered-table-cell/>
          <table:table-cell office:value-type="string" calcext:value-type="string">
            <text:p>M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covered-table-cell/>
          <table:table-cell office:value-type="string" calcext:value-type="string">
            <text:p>M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covered-table-cell/>
          <table:table-cell office:value-type="string" calcext:value-type="string">
            <text:p>M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covered-table-cell/>
          <table:table-cell office:value-type="string" calcext:value-type="string">
            <text:p>M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style-name="ce1" office:value-type="string" calcext:value-type="string" table:number-columns-spanned="1" table:number-rows-spanned="8">
            <text:p>D4</text:p>
          </table:table-cell>
          <table:table-cell office:value-type="string" calcext:value-type="string">
            <text:p>M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covered-table-cell/>
          <table:table-cell office:value-type="string" calcext:value-type="string">
            <text:p>M6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covered-table-cell/>
          <table:table-cell office:value-type="string" calcext:value-type="string">
            <text:p>M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covered-table-cell/>
          <table:table-cell office:value-type="string" calcext:value-type="string">
            <text:p>M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covered-table-cell/>
          <table:table-cell office:value-type="string" calcext:value-type="string">
            <text:p>M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covered-table-cell/>
          <table:table-cell office:value-type="string" calcext:value-type="string">
            <text:p>M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covered-table-cell/>
          <table:table-cell office:value-type="string" calcext:value-type="string">
            <text:p>M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covered-table-cell/>
          <table:table-cell office:value-type="string" calcext:value-type="string">
            <text:p>M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1" office:value-type="string" calcext:value-type="string" table:number-columns-spanned="1" table:number-rows-spanned="8">
            <text:p>D5</text:p>
          </table:table-cell>
          <table:table-cell office:value-type="string" calcext:value-type="string">
            <text:p>M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covered-table-cell/>
          <table:table-cell office:value-type="string" calcext:value-type="string">
            <text:p>M6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covered-table-cell/>
          <table:table-cell office:value-type="string" calcext:value-type="string">
            <text:p>M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covered-table-cell/>
          <table:table-cell office:value-type="string" calcext:value-type="string">
            <text:p>M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covered-table-cell/>
          <table:table-cell office:value-type="string" calcext:value-type="string">
            <text:p>M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covered-table-cell/>
          <table:table-cell office:value-type="string" calcext:value-type="string">
            <text:p>M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covered-table-cell/>
          <table:table-cell office:value-type="string" calcext:value-type="string">
            <text:p>M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covered-table-cell/>
          <table:table-cell office:value-type="string" calcext:value-type="string">
            <text:p>M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table:style-name="ce1" office:value-type="string" calcext:value-type="string" table:number-columns-spanned="1" table:number-rows-spanned="8">
            <text:p>D6</text:p>
          </table:table-cell>
          <table:table-cell office:value-type="string" calcext:value-type="string">
            <text:p>M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covered-table-cell/>
          <table:table-cell office:value-type="string" calcext:value-type="string">
            <text:p>M6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covered-table-cell/>
          <table:table-cell office:value-type="string" calcext:value-type="string">
            <text:p>M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covered-table-cell/>
          <table:table-cell office:value-type="string" calcext:value-type="string">
            <text:p>M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covered-table-cell/>
          <table:table-cell office:value-type="string" calcext:value-type="string">
            <text:p>M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covered-table-cell/>
          <table:table-cell office:value-type="string" calcext:value-type="string">
            <text:p>M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covered-table-cell/>
          <table:table-cell office:value-type="string" calcext:value-type="string">
            <text:p>M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covered-table-cell/>
          <table:table-cell office:value-type="string" calcext:value-type="string">
            <text:p>M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table:style-name="ce1" office:value-type="string" calcext:value-type="string" table:number-columns-spanned="1" table:number-rows-spanned="8">
            <text:p>D7</text:p>
          </table:table-cell>
          <table:table-cell office:value-type="string" calcext:value-type="string">
            <text:p>M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covered-table-cell/>
          <table:table-cell office:value-type="string" calcext:value-type="string">
            <text:p>M6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covered-table-cell/>
          <table:table-cell office:value-type="string" calcext:value-type="string">
            <text:p>M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covered-table-cell/>
          <table:table-cell office:value-type="string" calcext:value-type="string">
            <text:p>M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covered-table-cell/>
          <table:table-cell office:value-type="string" calcext:value-type="string">
            <text:p>M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covered-table-cell/>
          <table:table-cell office:value-type="string" calcext:value-type="string">
            <text:p>M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covered-table-cell/>
          <table:table-cell office:value-type="string" calcext:value-type="string">
            <text:p>M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covered-table-cell/>
          <table:table-cell office:value-type="string" calcext:value-type="string">
            <text:p>M0</text:p>
          </table:table-cell>
          <table:table-cell table:number-columns-repeated="17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6-20T21:02:08.044005797</meta:creation-date>
    <dc:date>2021-06-20T21:49:04.851322799</dc:date>
    <meta:editing-duration>PT36M47S</meta:editing-duration>
    <meta:editing-cycles>2</meta:editing-cycles>
    <meta:generator>LibreOffice/7.1.3.2$Linux_X86_64 LibreOffice_project/12a8e3cbd24a3757385a302d290655d4f3c7ebf1</meta:generator>
    <meta:document-statistic meta:table-count="1" meta:cell-count="1251" meta:object-count="0"/>
  </office:meta>
</office:document-meta>
</file>